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3ef" officeooo:paragraph-rsid="001b73ef"/>
    </style:style>
    <style:style style:name="P2" style:family="paragraph" style:parent-style-name="Title">
      <style:text-properties style:font-name="Liberation Serif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arxiv.org/abs/2107.08929" text:style-name="Internet_20_link" text:visited-style-name="Visited_20_Internet_20_Link">MemSum: Extractive Summarization of Long Documents using Multi-Step Episodic Markov Decision Processes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4:55:12.464202643</meta:creation-date>
    <dc:date>2021-10-02T15:06:58.513771375</dc:date>
    <meta:editing-duration>PT1M36S</meta:editing-duration>
    <meta:editing-cycles>1</meta:editing-cycles>
    <meta:document-statistic meta:table-count="0" meta:image-count="0" meta:object-count="0" meta:page-count="1" meta:paragraph-count="1" meta:word-count="12" meta:character-count="102" meta:non-whitespace-character-count="91"/>
    <meta:generator>LibreOffice/6.4.7.2$Linux_X86_64 LibreOffice_project/40$Build-2</meta:generator>
  </office:meta>
</office:document-meta>
</file>